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1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5"><text:span text:style-name="T7">0</text:span>-<text:span text:style-name="T4">возврат в </text:span>EVO Reset Service<text:span text:style-name="T4">.</text:span>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1"/>
      <text:p text:style-name="P14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oft-page-break/><text:span text:style-name="T7">W</text:span><text:span text:style-name="T4">-перебирает режимы </text:span>TURBO OFF (3,5<text:span text:style-name="T4">МГц)</text:span>, <text:span text:style-name="T4"><text:s/></text:span>TURBO ON+ (14<text:span text:style-name="T4">МГц), </text:span>TURBO ON <text:span text:style-name="T4">(7МГц);</text:span></text:p>
      <text:p text:style-name="P17">L<text:span text:style-name="T4">-</text:span><text:span text:style-name="T5">переключение загрузки с магнитофонного входа или эмуляция загрузки;</text:span></text:p>
      <text:p text:style-name="P17">G<text:span text:style-name="T8">-</text:span><text:span text:style-name="T5">разрешение сброса в </text:span><text:span text:style-name="T8">Gluk Reset Service;</text:span></text:p>
      <text:p text:style-name="P17">E<text:span text:style-name="T8">-</text:span><text:span text:style-name="T5">разрешение перезагрузки шрифта для текстмода из ПЗУ;</text:span></text:p>
      <text:p text:style-name="P17">J<text:span text:style-name="T8">-</text:span><text:span text:style-name="T5">выбор типа шрифта из ПЗУ;</text:span></text:p>
      <text:p text:style-name="P17">K<text:span text:style-name="T8">-</text:span><text:span text:style-name="T5">выбор драйвера для печати из Бейсика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4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M</text:span>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7">T<text:span text:style-name="T8">-</text:span><text:span text:style-name="T5">загрузка набора символов для текстового видеорежим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4"/>
      <text:p text:style-name="P13">Изменение шрифта для текстового видеорежима</text:p>
      <text:p text:style-name="P13"/>
      <text:p text:style-name="P11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<text:soft-page-break/>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1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</text:span></text:p>
      <text:p text:style-name="P13"/>
      <text:p text:style-name="P13">Вызов прошивки <text:span text:style-name="T1">GLUK Reset Service</text:span></text:p>
      <text:p text:style-name="P16"/>
      <text:p text:style-name="P11">Начиная с версии 0.39 можно использовать эту прошивку, тем кому она больше нравится. Для вызова необходимо клавишей <text:span text:style-name="T1">«G» </text:span>перевести соответствующую опцию в положение <text:span text:style-name="T1">«on» </text:span>и при следующем сбросе прошивка будет доступна для использования. </text:p>
      <text:p text:style-name="P11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oft-page-break/>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следующие значения, биты:</text:p>
      <text:p text:style-name="P11"><text:tab/><text:tab/>7 - 1=<text:span text:style-name="T1">TURBO OFF, 0=TURBO ON</text:span>;</text:p>
      <text:p text:style-name="P11"><text:tab/><text:tab/>2 - 0<text:span text:style-name="T1">-</text:span>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1">- 0<text:span text:style-name="T1">xEF<text:tab/></text:span>хранит следующие значения, биты:</text:p>
      <text:p text:style-name="P11"><text:tab/><text:tab/>7 - <text:span text:style-name="T1">1=</text:span>эмуляция загрузки с кассеты, 0=загрузка с магнитофонного входа;</text:p>
      <text:p text:style-name="P11"><text:tab/><text:tab/>6 <text:span text:style-name="T1">-</text:span> 1=разрешен сброс в <text:span text:style-name="T1">GLUK Service, </text:span>0=сброс в <text:span text:style-name="T1">EVO Service.</text:span></text:p>
      <text:p text:style-name="P11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5"><text:tab/><text:tab/>4 <text:span text:style-name="T4">-</text:span> 1=<text:span text:style-name="T4">загрузка шрифта из ПЗУ по сбросу, 0=не загружать</text:span></text:p>
      <text:p text:style-name="P15"><text:span text:style-name="T4"><text:tab/><text:tab/>3 - 1=загружать из ПЗУ шрифт </text:span>CP866, 0=<text:span text:style-name="T4">загружать из ПЗУ шрифт АТМ</text:span></text:p>
      <text:p text:style-name="P11"><text:tab/><text:tab/>2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1"><text:tab/><text:tab/>1</text:p>
      <text:p text:style-name="P11"><text:tab/>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7-21T11:56:21.93</dc:date>
    <meta:editing-duration>P2DT17H54M54S</meta:editing-duration>
    <meta:editing-cycles>112</meta:editing-cycles>
    <meta:generator>LibreOffice/3.3$Win32 LibreOffice_project/330m19$Build-202</meta:generator>
    <meta:document-statistic meta:table-count="0" meta:image-count="0" meta:object-count="0" meta:page-count="4" meta:paragraph-count="112" meta:word-count="1539" meta:character-count="11192"/>
  </office:meta>
</office:document-meta>
</file>